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bfc03" officeooo:paragraph-rsid="001bfc03"/>
    </style:style>
    <style:style style:name="P2" style:family="paragraph" style:parent-style-name="Standard">
      <style:text-properties style:font-name="Verdana" fo:font-size="14pt" fo:font-weight="bold" officeooo:rsid="001dd3e3" officeooo:paragraph-rsid="001dd3e3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Verdana" fo:font-size="14pt" fo:font-weight="bold" officeooo:rsid="001f45ca" officeooo:paragraph-rsid="001f45ca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Verdana" officeooo:rsid="001dd3e3" officeooo:paragraph-rsid="001dd3e3"/>
    </style:style>
    <style:style style:name="P5" style:family="paragraph" style:parent-style-name="Standard">
      <style:text-properties style:font-name="Verdana" officeooo:rsid="001ed46d" officeooo:paragraph-rsid="001bfc03"/>
    </style:style>
    <style:style style:name="P6" style:family="paragraph" style:parent-style-name="Standard">
      <style:text-properties style:font-name="Verdana" style:text-underline-style="solid" style:text-underline-width="auto" style:text-underline-color="font-color" officeooo:rsid="001bfc03" officeooo:paragraph-rsid="001bfc03"/>
    </style:style>
    <style:style style:name="P7" style:family="paragraph" style:parent-style-name="Standard">
      <style:text-properties style:font-name="Verdana" officeooo:rsid="001f45ca" officeooo:paragraph-rsid="001f45ca"/>
    </style:style>
    <style:style style:name="T1" style:family="text">
      <style:text-properties officeooo:rsid="001dd3e3"/>
    </style:style>
    <style:style style:name="T2" style:family="text">
      <style:text-properties officeooo:rsid="001e9ed3"/>
    </style:style>
    <style:style style:name="T3" style:family="text">
      <style:text-properties officeooo:rsid="001ee4b2"/>
    </style:style>
    <style:style style:name="T4" style:family="text">
      <style:text-properties officeooo:rsid="001f45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 Desafio Webjump – Gabriel P. Santos</text:p>
      <text:p text:style-name="P1"/>
      <text:p text:style-name="P1"/>
      <text:p text:style-name="P1"/>
      <text:p text:style-name="P2">Como rodar o projeto:</text:p>
      <text:p text:style-name="P4">O servidor Nodejs oferecido foi utilizado apenas como backend, dentro da pasta public do mesmo possuimos uma pasta chamada Webjump na qual foi criado um servidor front-end.</text:p>
      <text:p text:style-name="P4"/>
      <text:p text:style-name="P4">Utilize ‘npm start’ na pasta do servidor Node para rodar o servidor no endereço localhost:8888.</text:p>
      <text:p text:style-name="P4"/>
      <text:p text:style-name="P4">Utilize ‘<text:span text:style-name="T2">npm run build</text:span>’ <text:span text:style-name="T2">e depois</text:span> ‘npm <text:span text:style-name="T2">start</text:span>’ no endereço /public/webjump/ para rodar o servidor front end na pasta 3000.</text:p>
      <text:p text:style-name="P1"/>
      <text:p text:style-name="P1"/>
      <text:p text:style-name="P2">Tecnologias utilizadas:</text:p>
      <text:p text:style-name="P1">Além do fornecido para a realização do projeto, utiliz<text:span text:style-name="T1">ei</text:span> as seguintes tecnologias para a construção:</text:p>
      <text:p text:style-name="P1"/>
      <text:p text:style-name="P6">Nextjs:</text:p>
      <text:p text:style-name="P1"/>
      <text:p text:style-name="P1">Escolhi utilizar o Next por conta do requisito de SEO, o mesmo inclui o head como um elemento e também possui pré renderização, que traz como beneficio a leitura do html pelas ferramentas de busca e compartilhamento na internet.</text:p>
      <text:p text:style-name="P1"/>
      <text:p text:style-name="P1"/>
      <text:p text:style-name="P6">Styled Components </text:p>
      <text:p text:style-name="P1"/>
      <text:p text:style-name="P1">Utilizei esse processador de estilo pois ele traz ótimas funcionalidades, como a utilização de props e também devido as otimizações do javascript e a escrita igual ao SASS.</text:p>
      <text:p text:style-name="P1"/>
      <text:p text:style-name="P1"/>
      <text:p text:style-name="P6">React {useState, useEffect, useContext}</text:p>
      <text:p text:style-name="P1"/>
      <text:p text:style-name="P1">Utilizei essas ferramentas nativas do react para a dinamica do software, principalmente o useContext, como não possuo experiencia com o redux, utilizo ele para criar estados globais entre os componentes.</text:p>
      <text:p text:style-name="P5"/>
      <text:p text:style-name="P1"/>
      <text:p text:style-name="P2">Resumo do projeto:</text:p>
      <text:p text:style-name="P4">Preenchi todos os requisitos <text:span text:style-name="T3">e alguns diferenciais como o filtro por exemplo, </text:span><text:span text:style-name="T4">não fiz nenhum tipo de redirecionamento de paginas do next para o node por conta do tempo, achei que precisaria de mais tempo pra implementar alguma solução onde precisasse alterar o webpack ou fazer algum tipo de roteamento</text:span><text:span text:style-name="T3">.</text:span></text:p>
      <text:p text:style-name="P4"/>
      <text:p text:style-name="P4"/>
      <text:p text:style-name="P3"><text:soft-page-break/>Linha do tempo:</text:p>
      <text:p text:style-name="P7">18 – Recebi os arquivos e validei como funcionaria.</text:p>
      <text:p text:style-name="P7">19 – executei alguns testes em vanilla para validar o funcionamento.</text:p>
      <text:p text:style-name="P7">20 – fiz o front-end puro e sem funcionalidades.</text:p>
      <text:p text:style-name="P7">21 – atribui as funcionalidad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1T21:15:17.644000000</meta:creation-date>
    <dc:date>2021-08-21T23:26:27.631000000</dc:date>
    <meta:editing-duration>PT2H39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0" meta:word-count="279" meta:character-count="1781" meta:non-whitespace-character-count="1516"/>
  </office:meta>
</office:document-meta>
</file>